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Segoe UI" fo:font-size="24pt" fo:language="de" fo:country="AT" style:font-size-asian="24pt" style:font-size-complex="24pt"/>
    </style:style>
    <style:style style:name="P2" style:family="paragraph" style:parent-style-name="Standard">
      <style:paragraph-properties fo:text-align="start" style:justify-single-word="false"/>
      <style:text-properties style:font-name="Segoe UI" fo:font-size="12pt" fo:language="de" fo:country="AT" style:font-size-asian="10.5pt" style:font-size-complex="12pt"/>
    </style:style>
    <style:style style:name="P3" style:family="paragraph" style:parent-style-name="Standard">
      <style:paragraph-properties fo:text-align="start" style:justify-single-word="false"/>
      <style:text-properties style:font-name="Segoe UI" fo:font-size="18pt" fo:language="de" fo:country="AT" style:font-size-asian="15.75pt" style:font-size-complex="18pt"/>
    </style:style>
    <style:style style:name="P4" style:family="paragraph" style:parent-style-name="Standard" style:list-style-name="L1">
      <style:paragraph-properties fo:text-align="start" style:justify-single-word="false"/>
      <style:text-properties style:font-name="Segoe UI" fo:font-size="12pt" fo:language="de" fo:country="AT" style:font-size-asian="10.5pt" style:font-size-complex="12pt"/>
    </style:style>
    <style:style style:name="P5" style:family="paragraph" style:parent-style-name="Standard" style:list-style-name="L1">
      <style:paragraph-properties fo:text-align="start" style:justify-single-word="false"/>
      <style:text-properties style:font-name="Segoe UI" fo:font-size="12pt" fo:language="de" fo:country="AT" officeooo:paragraph-rsid="000fdc35" style:font-size-asian="10.5pt" style:font-size-complex="12pt"/>
    </style:style>
    <style:style style:name="P6" style:family="paragraph" style:parent-style-name="Standard" style:list-style-name="L1">
      <style:paragraph-properties fo:text-align="start" style:justify-single-word="false"/>
      <style:text-properties style:font-name="Segoe UI" fo:font-size="12pt" fo:language="de" fo:country="AT" officeooo:paragraph-rsid="0014f392" style:font-size-asian="10.5pt" style:font-size-complex="12pt"/>
    </style:style>
    <style:style style:name="P7" style:family="paragraph" style:parent-style-name="Standard" style:list-style-name="L1">
      <style:paragraph-properties fo:text-align="start" style:justify-single-word="false"/>
      <style:text-properties style:font-name="Segoe UI" fo:font-size="12pt" fo:language="de" fo:country="AT" officeooo:paragraph-rsid="001606ed" style:font-size-asian="10.5pt" style:font-size-complex="12pt"/>
    </style:style>
    <style:style style:name="P8" style:family="paragraph" style:parent-style-name="Standard" style:list-style-name="L5">
      <style:paragraph-properties fo:text-align="start" style:justify-single-word="false"/>
      <style:text-properties style:font-name="Segoe UI" fo:font-size="12pt" fo:language="de" fo:country="AT" style:font-size-asian="10.5pt" style:font-size-complex="12pt"/>
    </style:style>
    <style:style style:name="P9" style:family="paragraph" style:parent-style-name="Standard" style:list-style-name="L5">
      <style:paragraph-properties fo:text-align="start" style:justify-single-word="false"/>
      <style:text-properties style:font-name="Segoe UI" fo:font-size="12pt" fo:language="de" fo:country="AT" officeooo:paragraph-rsid="00125aaa" style:font-size-asian="10.5pt" style:font-size-complex="12pt"/>
    </style:style>
    <style:style style:name="P10" style:family="paragraph" style:parent-style-name="Standard" style:list-style-name="L6">
      <style:paragraph-properties fo:text-align="start" style:justify-single-word="false"/>
      <style:text-properties style:font-name="Segoe UI" fo:font-size="12pt" fo:language="de" fo:country="AT" style:font-size-asian="10.5pt" style:font-size-complex="12pt"/>
    </style:style>
    <style:style style:name="P11" style:family="paragraph" style:parent-style-name="Standard" style:list-style-name="L7">
      <style:paragraph-properties fo:text-align="start" style:justify-single-word="false"/>
      <style:text-properties style:font-name="Segoe UI" fo:font-size="12pt" fo:language="de" fo:country="AT" style:font-size-asian="10.5pt" style:font-size-complex="12pt"/>
    </style:style>
    <style:style style:name="P12" style:family="paragraph" style:parent-style-name="Standard" style:list-style-name="L11">
      <style:paragraph-properties fo:text-align="start" style:justify-single-word="false"/>
      <style:text-properties style:font-name="Segoe UI" fo:font-size="12pt" fo:language="de" fo:country="AT" officeooo:paragraph-rsid="00113c21" style:font-size-asian="10.5pt" style:font-size-complex="12pt"/>
    </style:style>
    <style:style style:name="P13" style:family="paragraph" style:parent-style-name="Standard" style:list-style-name="L12">
      <style:paragraph-properties fo:text-align="start" style:justify-single-word="false"/>
      <style:text-properties style:font-name="Segoe UI" fo:font-size="12pt" fo:language="de" fo:country="AT" officeooo:paragraph-rsid="00113c21" style:font-size-asian="10.5pt" style:font-size-complex="12pt"/>
    </style:style>
    <style:style style:name="P14" style:family="paragraph" style:parent-style-name="Standard">
      <style:paragraph-properties fo:text-align="start" style:justify-single-word="false"/>
      <style:text-properties style:font-name="Segoe UI" fo:font-size="12pt" fo:language="de" fo:country="AT" officeooo:paragraph-rsid="00113c21" style:font-size-asian="10.5pt" style:font-size-complex="12pt"/>
    </style:style>
    <style:style style:name="P15" style:family="paragraph" style:parent-style-name="Standard" style:list-style-name="L13">
      <style:paragraph-properties fo:text-align="start" style:justify-single-word="false"/>
      <style:text-properties style:font-name="Segoe UI" fo:font-size="12pt" fo:language="de" fo:country="AT" officeooo:paragraph-rsid="00113c21" style:font-size-asian="10.5pt" style:font-size-complex="12pt"/>
    </style:style>
    <style:style style:name="P16" style:family="paragraph" style:parent-style-name="Standard" style:list-style-name="L13">
      <style:paragraph-properties fo:text-align="start" style:justify-single-word="false"/>
      <style:text-properties style:font-name="Segoe UI" fo:font-size="12pt" fo:language="de" fo:country="AT" officeooo:paragraph-rsid="0014f392" style:font-size-asian="10.5pt" style:font-size-complex="12pt"/>
    </style:style>
    <style:style style:name="P17" style:family="paragraph" style:parent-style-name="Standard" style:list-style-name="L14">
      <style:paragraph-properties fo:text-align="start" style:justify-single-word="false"/>
      <style:text-properties style:font-name="Segoe UI" fo:font-size="12pt" fo:language="de" fo:country="AT" officeooo:paragraph-rsid="0014f392" style:font-size-asian="10.5pt" style:font-size-complex="12pt"/>
    </style:style>
    <style:style style:name="P18" style:family="paragraph" style:parent-style-name="Standard" style:list-style-name="L15">
      <style:paragraph-properties fo:text-align="start" style:justify-single-word="false"/>
      <style:text-properties style:font-name="Segoe UI" fo:font-size="12pt" fo:language="de" fo:country="AT" officeooo:paragraph-rsid="0014f392" style:font-size-asian="10.5pt" style:font-size-complex="12pt"/>
    </style:style>
    <style:style style:name="P19" style:family="paragraph" style:parent-style-name="Standard">
      <style:paragraph-properties fo:text-align="start" style:justify-single-word="false"/>
      <style:text-properties style:font-name="Segoe UI" fo:font-size="12pt" fo:language="de" fo:country="AT" officeooo:paragraph-rsid="0014f392" style:font-size-asian="10.5pt" style:font-size-complex="12pt"/>
    </style:style>
    <style:style style:name="P20" style:family="paragraph" style:parent-style-name="Standard" style:list-style-name="L16">
      <style:paragraph-properties fo:text-align="start" style:justify-single-word="false"/>
      <style:text-properties style:font-name="Segoe UI" fo:font-size="12pt" fo:language="de" fo:country="AT" officeooo:paragraph-rsid="0014f392" style:font-size-asian="10.5pt" style:font-size-complex="12pt"/>
    </style:style>
    <style:style style:name="P21" style:family="paragraph" style:parent-style-name="Standard" style:list-style-name="L16">
      <style:paragraph-properties fo:text-align="start" style:justify-single-word="false"/>
      <style:text-properties style:font-name="Segoe UI" fo:font-size="12pt" fo:language="de" fo:country="AT" officeooo:paragraph-rsid="00153ff3" style:font-size-asian="10.5pt" style:font-size-complex="12pt"/>
    </style:style>
    <style:style style:name="P22" style:family="paragraph" style:parent-style-name="Standard">
      <style:paragraph-properties fo:text-align="start" style:justify-single-word="false"/>
      <style:text-properties style:font-name="Segoe UI" fo:font-size="12pt" fo:language="de" fo:country="AT" officeooo:paragraph-rsid="00153ff3" style:font-size-asian="10.5pt" style:font-size-complex="12pt"/>
    </style:style>
    <style:style style:name="P23" style:family="paragraph" style:parent-style-name="Standard" style:list-style-name="L17">
      <style:paragraph-properties fo:text-align="start" style:justify-single-word="false"/>
      <style:text-properties style:font-name="Segoe UI" fo:font-size="12pt" fo:language="de" fo:country="AT" officeooo:paragraph-rsid="001606ed" style:font-size-asian="10.5pt" style:font-size-complex="12pt"/>
    </style:style>
    <style:style style:name="P24" style:family="paragraph" style:parent-style-name="Standard" style:list-style-name="L18">
      <style:paragraph-properties fo:text-align="start" style:justify-single-word="false"/>
      <style:text-properties style:font-name="Segoe UI" fo:font-size="12pt" fo:language="de" fo:country="AT" officeooo:paragraph-rsid="001606ed" style:font-size-asian="10.5pt" style:font-size-complex="12pt"/>
    </style:style>
    <style:style style:name="P25" style:family="paragraph" style:parent-style-name="Standard">
      <style:paragraph-properties fo:text-align="start" style:justify-single-word="false"/>
      <style:text-properties style:font-name="Segoe UI" fo:font-size="12pt" fo:language="de" fo:country="AT" officeooo:paragraph-rsid="001606ed" style:font-size-asian="10.5pt" style:font-size-complex="12pt"/>
    </style:style>
    <style:style style:name="P26" style:family="paragraph" style:parent-style-name="Standard" style:list-style-name="L19">
      <style:paragraph-properties fo:text-align="start" style:justify-single-word="false"/>
      <style:text-properties style:font-name="Segoe UI" fo:font-size="12pt" fo:language="de" fo:country="AT" officeooo:paragraph-rsid="001606ed" style:font-size-asian="10.5pt" style:font-size-complex="12pt"/>
    </style:style>
    <style:style style:name="P27" style:family="paragraph" style:parent-style-name="Standard" style:list-style-name="L19">
      <style:paragraph-properties fo:text-align="start" style:justify-single-word="false"/>
      <style:text-properties style:font-name="Segoe UI" fo:font-size="12pt" fo:language="de" fo:country="AT" officeooo:paragraph-rsid="001d54c5" style:font-size-asian="10.5pt" style:font-size-complex="12pt"/>
    </style:style>
    <style:style style:name="P28" style:family="paragraph" style:parent-style-name="Standard" style:list-style-name="L20">
      <style:paragraph-properties fo:text-align="start" style:justify-single-word="false"/>
      <style:text-properties style:font-name="Segoe UI" fo:font-size="12pt" fo:language="de" fo:country="AT" officeooo:paragraph-rsid="001d54c5" style:font-size-asian="10.5pt" style:font-size-complex="12pt"/>
    </style:style>
    <style:style style:name="P29" style:family="paragraph" style:parent-style-name="Standard" style:list-style-name="L21">
      <style:paragraph-properties fo:text-align="start" style:justify-single-word="false"/>
      <style:text-properties style:font-name="Segoe UI" fo:font-size="12pt" fo:language="de" fo:country="AT" officeooo:paragraph-rsid="001d54c5" style:font-size-asian="10.5pt" style:font-size-complex="12pt"/>
    </style:style>
    <style:style style:name="P30" style:family="paragraph" style:parent-style-name="Standard">
      <style:paragraph-properties fo:text-align="start" style:justify-single-word="false"/>
      <style:text-properties style:font-name="Segoe UI" fo:font-size="12pt" fo:language="de" fo:country="AT" officeooo:paragraph-rsid="001d54c5" style:font-size-asian="10.5pt" style:font-size-complex="12pt"/>
    </style:style>
    <style:style style:name="P31" style:family="paragraph" style:parent-style-name="Standard" style:list-style-name="L22">
      <style:paragraph-properties fo:text-align="start" style:justify-single-word="false"/>
      <style:text-properties style:font-name="Segoe UI" fo:font-size="12pt" fo:language="de" fo:country="AT" officeooo:paragraph-rsid="001d54c5" style:font-size-asian="10.5pt" style:font-size-complex="12pt"/>
    </style:style>
    <style:style style:name="P32" style:family="paragraph" style:parent-style-name="Standard" style:list-style-name="L22">
      <style:paragraph-properties fo:text-align="start" style:justify-single-word="false"/>
      <style:text-properties style:font-name="Segoe UI" fo:font-size="12pt" fo:language="de" fo:country="AT" officeooo:paragraph-rsid="001e04db" style:font-size-asian="10.5pt" style:font-size-complex="12pt"/>
    </style:style>
    <style:style style:name="P33" style:family="paragraph" style:parent-style-name="Standard" style:list-style-name="L23">
      <style:paragraph-properties fo:text-align="start" style:justify-single-word="false"/>
      <style:text-properties style:font-name="Segoe UI" fo:font-size="12pt" fo:language="de" fo:country="AT" officeooo:paragraph-rsid="001ffb07" style:font-size-asian="10.5pt" style:font-size-complex="12pt"/>
    </style:style>
    <style:style style:name="P34" style:family="paragraph" style:parent-style-name="Standard" style:list-style-name="L24">
      <style:paragraph-properties fo:text-align="start" style:justify-single-word="false"/>
      <style:text-properties style:font-name="Segoe UI" fo:font-size="12pt" fo:language="de" fo:country="AT" officeooo:paragraph-rsid="001ffb07" style:font-size-asian="10.5pt" style:font-size-complex="12pt"/>
    </style:style>
    <style:style style:name="P35" style:family="paragraph" style:parent-style-name="Standard">
      <style:paragraph-properties fo:text-align="start" style:justify-single-word="false"/>
      <style:text-properties style:font-name="Segoe UI" fo:font-size="12pt" fo:language="de" fo:country="AT" officeooo:paragraph-rsid="001ffb07" style:font-size-asian="10.5pt" style:font-size-complex="12pt"/>
    </style:style>
    <style:style style:name="P36" style:family="paragraph" style:parent-style-name="Standard" style:list-style-name="L25">
      <style:paragraph-properties fo:text-align="start" style:justify-single-word="false"/>
      <style:text-properties style:font-name="Segoe UI" fo:font-size="12pt" fo:language="de" fo:country="AT" officeooo:paragraph-rsid="001ffb07" style:font-size-asian="10.5pt" style:font-size-complex="12pt"/>
    </style:style>
    <style:style style:name="P37" style:family="paragraph" style:parent-style-name="Standard" style:list-style-name="L25">
      <style:paragraph-properties fo:text-align="start" style:justify-single-word="false"/>
      <style:text-properties style:font-name="Segoe UI" fo:font-size="12pt" fo:language="de" fo:country="AT" officeooo:paragraph-rsid="00233bea" style:font-size-asian="10.5pt" style:font-size-complex="12pt"/>
    </style:style>
    <style:style style:name="P38" style:family="paragraph" style:parent-style-name="Standard" style:list-style-name="L26">
      <style:paragraph-properties fo:text-align="start" style:justify-single-word="false"/>
      <style:text-properties style:font-name="Segoe UI" fo:font-size="12pt" fo:language="de" fo:country="AT" officeooo:paragraph-rsid="002488b4" style:font-size-asian="10.5pt" style:font-size-complex="12pt"/>
    </style:style>
    <style:style style:name="P39" style:family="paragraph" style:parent-style-name="Standard" style:list-style-name="L27">
      <style:paragraph-properties fo:text-align="start" style:justify-single-word="false"/>
      <style:text-properties style:font-name="Segoe UI" fo:font-size="12pt" fo:language="de" fo:country="AT" officeooo:paragraph-rsid="002488b4" style:font-size-asian="10.5pt" style:font-size-complex="12pt"/>
    </style:style>
    <style:style style:name="P40" style:family="paragraph" style:parent-style-name="Standard">
      <style:paragraph-properties fo:text-align="start" style:justify-single-word="false"/>
      <style:text-properties style:font-name="Segoe UI" fo:font-size="12pt" fo:language="de" fo:country="AT" officeooo:paragraph-rsid="002488b4" style:font-size-asian="10.5pt" style:font-size-complex="12pt"/>
    </style:style>
    <style:style style:name="P41" style:family="paragraph" style:parent-style-name="Standard" style:list-style-name="L28">
      <style:paragraph-properties fo:text-align="start" style:justify-single-word="false"/>
      <style:text-properties style:font-name="Segoe UI" fo:font-size="12pt" fo:language="de" fo:country="AT" officeooo:paragraph-rsid="002488b4" style:font-size-asian="10.5pt" style:font-size-complex="12pt"/>
    </style:style>
    <style:style style:name="P42" style:family="paragraph" style:parent-style-name="Standard" style:list-style-name="L28">
      <style:paragraph-properties fo:text-align="start" style:justify-single-word="false"/>
      <style:text-properties style:font-name="Segoe UI" fo:font-size="12pt" fo:language="de" fo:country="AT" officeooo:paragraph-rsid="00281a1b" style:font-size-asian="10.5pt" style:font-size-complex="12pt"/>
    </style:style>
    <style:style style:name="P43" style:family="paragraph" style:parent-style-name="Standard">
      <style:paragraph-properties fo:text-align="start" style:justify-single-word="false"/>
      <style:text-properties style:font-name="Segoe UI" fo:font-size="12pt" fo:language="de" fo:country="AT" officeooo:paragraph-rsid="00281a1b" style:font-size-asian="10.5pt" style:font-size-complex="12pt"/>
    </style:style>
    <style:style style:name="P44" style:family="paragraph" style:parent-style-name="Standard" style:list-style-name="L29">
      <style:paragraph-properties fo:text-align="start" style:justify-single-word="false"/>
      <style:text-properties style:font-name="Segoe UI" fo:font-size="12pt" fo:language="de" fo:country="AT" officeooo:paragraph-rsid="00281a1b" style:font-size-asian="10.5pt" style:font-size-complex="12pt"/>
    </style:style>
    <style:style style:name="P45" style:family="paragraph" style:parent-style-name="Standard" style:list-style-name="L30">
      <style:paragraph-properties fo:text-align="start" style:justify-single-word="false"/>
      <style:text-properties style:font-name="Segoe UI" fo:font-size="12pt" fo:language="de" fo:country="AT" officeooo:paragraph-rsid="00281a1b" style:font-size-asian="10.5pt" style:font-size-complex="12pt"/>
    </style:style>
    <style:style style:name="P46" style:family="paragraph" style:parent-style-name="Standard" style:list-style-name="L31">
      <style:paragraph-properties fo:text-align="start" style:justify-single-word="false"/>
      <style:text-properties style:font-name="Segoe UI" fo:font-size="12pt" fo:language="de" fo:country="AT" officeooo:paragraph-rsid="00281a1b" style:font-size-asian="10.5pt" style:font-size-complex="12pt"/>
    </style:style>
    <style:style style:name="P47" style:family="paragraph" style:parent-style-name="Standard" style:list-style-name="L31">
      <style:paragraph-properties fo:text-align="start" style:justify-single-word="false"/>
      <style:text-properties style:font-name="Segoe UI" fo:font-size="12pt" fo:language="de" fo:country="AT" officeooo:paragraph-rsid="002b5c59" style:font-size-asian="10.5pt" style:font-size-complex="12pt"/>
    </style:style>
    <style:style style:name="P48" style:family="paragraph" style:parent-style-name="Standard">
      <style:paragraph-properties fo:text-align="start" style:justify-single-word="false"/>
      <style:text-properties style:font-name="Segoe UI" fo:font-size="12pt" fo:language="de" fo:country="AT" officeooo:paragraph-rsid="002b5c59" style:font-size-asian="10.5pt" style:font-size-complex="12pt"/>
    </style:style>
    <style:style style:name="P49" style:family="paragraph" style:parent-style-name="Standard" style:list-style-name="L32">
      <style:paragraph-properties fo:text-align="start" style:justify-single-word="false"/>
      <style:text-properties style:font-name="Segoe UI" fo:font-size="12pt" fo:language="de" fo:country="AT" officeooo:paragraph-rsid="002bc550" style:font-size-asian="10.5pt" style:font-size-complex="12pt"/>
    </style:style>
    <style:style style:name="P50" style:family="paragraph" style:parent-style-name="Standard" style:list-style-name="L33">
      <style:paragraph-properties fo:text-align="start" style:justify-single-word="false"/>
      <style:text-properties style:font-name="Segoe UI" fo:font-size="12pt" fo:language="de" fo:country="AT" officeooo:paragraph-rsid="002bc550" style:font-size-asian="10.5pt" style:font-size-complex="12pt"/>
    </style:style>
    <style:style style:name="P51" style:family="paragraph" style:parent-style-name="Standard">
      <style:paragraph-properties fo:text-align="start" style:justify-single-word="false"/>
      <style:text-properties style:font-name="Segoe UI" fo:font-size="12pt" fo:language="de" fo:country="AT" officeooo:paragraph-rsid="002bc550" style:font-size-asian="10.5pt" style:font-size-complex="12pt"/>
    </style:style>
    <style:style style:name="P52" style:family="paragraph" style:parent-style-name="Standard" style:list-style-name="L34">
      <style:paragraph-properties fo:text-align="start" style:justify-single-word="false"/>
      <style:text-properties style:font-name="Segoe UI" fo:font-size="12pt" fo:language="de" fo:country="AT" officeooo:paragraph-rsid="002bc550" style:font-size-asian="10.5pt" style:font-size-complex="12pt"/>
    </style:style>
    <style:style style:name="P53" style:family="paragraph" style:parent-style-name="Standard" style:list-style-name="L34">
      <style:paragraph-properties fo:text-align="start" style:justify-single-word="false"/>
      <style:text-properties style:font-name="Segoe UI" fo:font-size="12pt" fo:language="de" fo:country="AT" officeooo:paragraph-rsid="002e9264" style:font-size-asian="10.5pt" style:font-size-complex="12pt"/>
    </style:style>
    <style:style style:name="P54" style:family="paragraph" style:parent-style-name="Standard">
      <style:paragraph-properties fo:text-align="start" style:justify-single-word="false"/>
      <style:text-properties style:font-name="Segoe UI" fo:font-size="12pt" fo:language="de" fo:country="AT" style:font-size-asian="12pt" style:font-size-complex="12pt"/>
    </style:style>
    <style:style style:name="P55" style:family="paragraph" style:parent-style-name="Standard">
      <style:paragraph-properties fo:text-align="start" style:justify-single-word="false"/>
      <style:text-properties style:font-name="Segoe UI" fo:font-size="18pt" fo:language="de" fo:country="AT" officeooo:paragraph-rsid="00113c21" style:font-size-asian="15.75pt" style:font-size-complex="18pt"/>
    </style:style>
    <style:style style:name="P56" style:family="paragraph" style:parent-style-name="Standard">
      <style:paragraph-properties fo:text-align="start" style:justify-single-word="false"/>
      <style:text-properties style:font-name="Segoe UI" fo:font-size="18pt" fo:language="de" fo:country="AT" officeooo:paragraph-rsid="0014f392" style:font-size-asian="15.75pt" style:font-size-complex="18pt"/>
    </style:style>
    <style:style style:name="P57" style:family="paragraph" style:parent-style-name="Standard" style:list-style-name="L1">
      <style:paragraph-properties fo:text-align="start" style:justify-single-word="false"/>
      <style:text-properties style:font-name="Segoe UI" fo:font-size="18pt" fo:language="de" fo:country="AT" style:font-size-asian="15.75pt" style:font-size-complex="18pt"/>
    </style:style>
    <style:style style:name="P58" style:family="paragraph" style:parent-style-name="Standard">
      <style:paragraph-properties fo:text-align="start" style:justify-single-word="false"/>
      <style:text-properties style:font-name="Segoe UI" fo:font-size="18pt" fo:language="de" fo:country="AT" officeooo:paragraph-rsid="001606ed" style:font-size-asian="15.75pt" style:font-size-complex="18pt"/>
    </style:style>
    <style:style style:name="P59" style:family="paragraph" style:parent-style-name="Standard">
      <style:paragraph-properties fo:text-align="start" style:justify-single-word="false"/>
      <style:text-properties style:font-name="Segoe UI" fo:font-size="18pt" fo:language="de" fo:country="AT" officeooo:paragraph-rsid="001d54c5" style:font-size-asian="15.75pt" style:font-size-complex="18pt"/>
    </style:style>
    <style:style style:name="P60" style:family="paragraph" style:parent-style-name="Standard">
      <style:paragraph-properties fo:text-align="start" style:justify-single-word="false"/>
      <style:text-properties style:font-name="Segoe UI" fo:font-size="18pt" fo:language="de" fo:country="AT" officeooo:paragraph-rsid="001ffb07" style:font-size-asian="15.75pt" style:font-size-complex="18pt"/>
    </style:style>
    <style:style style:name="P61" style:family="paragraph" style:parent-style-name="Standard">
      <style:paragraph-properties fo:text-align="start" style:justify-single-word="false"/>
      <style:text-properties style:font-name="Segoe UI" fo:font-size="18pt" fo:language="de" fo:country="AT" officeooo:paragraph-rsid="002488b4" style:font-size-asian="15.75pt" style:font-size-complex="18pt"/>
    </style:style>
    <style:style style:name="P62" style:family="paragraph" style:parent-style-name="Standard">
      <style:paragraph-properties fo:text-align="start" style:justify-single-word="false"/>
      <style:text-properties style:font-name="Segoe UI" fo:font-size="18pt" fo:language="de" fo:country="AT" officeooo:paragraph-rsid="00281a1b" style:font-size-asian="15.75pt" style:font-size-complex="18pt"/>
    </style:style>
    <style:style style:name="P63" style:family="paragraph" style:parent-style-name="Standard">
      <style:paragraph-properties fo:text-align="start" style:justify-single-word="false"/>
      <style:text-properties style:font-name="Segoe UI" fo:font-size="18pt" fo:language="de" fo:country="AT" officeooo:paragraph-rsid="002bc550" style:font-size-asian="15.75pt" style:font-size-complex="18pt"/>
    </style:style>
    <style:style style:name="T1" style:family="text">
      <style:text-properties officeooo:rsid="000fdc35"/>
    </style:style>
    <style:style style:name="T2" style:family="text">
      <style:text-properties officeooo:rsid="00113c21"/>
    </style:style>
    <style:style style:name="T3" style:family="text">
      <style:text-properties officeooo:rsid="00125aaa"/>
    </style:style>
    <style:style style:name="T4" style:family="text">
      <style:text-properties officeooo:rsid="0014126b"/>
    </style:style>
    <style:style style:name="T5" style:family="text">
      <style:text-properties officeooo:rsid="0014544f"/>
    </style:style>
    <style:style style:name="T6" style:family="text">
      <style:text-properties officeooo:rsid="0014f392"/>
    </style:style>
    <style:style style:name="T7" style:family="text">
      <style:text-properties officeooo:rsid="00153ff3"/>
    </style:style>
    <style:style style:name="T8" style:family="text">
      <style:text-properties officeooo:rsid="001606ed"/>
    </style:style>
    <style:style style:name="T9" style:family="text">
      <style:text-properties officeooo:rsid="0016eb96"/>
    </style:style>
    <style:style style:name="T10" style:family="text">
      <style:text-properties officeooo:rsid="00189146"/>
    </style:style>
    <style:style style:name="T11" style:family="text">
      <style:text-properties officeooo:rsid="001a72e4"/>
    </style:style>
    <style:style style:name="T12" style:family="text">
      <style:text-properties officeooo:rsid="001c0a10"/>
    </style:style>
    <style:style style:name="T13" style:family="text">
      <style:text-properties officeooo:rsid="001c7d8f"/>
    </style:style>
    <style:style style:name="T14" style:family="text">
      <style:text-properties officeooo:rsid="001d54c5"/>
    </style:style>
    <style:style style:name="T15" style:family="text">
      <style:text-properties officeooo:rsid="001e04db"/>
    </style:style>
    <style:style style:name="T16" style:family="text">
      <style:text-properties officeooo:rsid="001ffb07"/>
    </style:style>
    <style:style style:name="T17" style:family="text">
      <style:text-properties officeooo:rsid="002015f2"/>
    </style:style>
    <style:style style:name="T18" style:family="text">
      <style:text-properties officeooo:rsid="00202ae4"/>
    </style:style>
    <style:style style:name="T19" style:family="text">
      <style:text-properties officeooo:rsid="0020cffb"/>
    </style:style>
    <style:style style:name="T20" style:family="text">
      <style:text-properties officeooo:rsid="0021e1f2"/>
    </style:style>
    <style:style style:name="T21" style:family="text">
      <style:text-properties officeooo:rsid="00233bea"/>
    </style:style>
    <style:style style:name="T22" style:family="text">
      <style:text-properties officeooo:rsid="002488b4"/>
    </style:style>
    <style:style style:name="T23" style:family="text">
      <style:text-properties officeooo:rsid="00255a7e"/>
    </style:style>
    <style:style style:name="T24" style:family="text">
      <style:text-properties officeooo:rsid="0026242b"/>
    </style:style>
    <style:style style:name="T25" style:family="text">
      <style:text-properties officeooo:rsid="00281a1b"/>
    </style:style>
    <style:style style:name="T26" style:family="text">
      <style:text-properties officeooo:rsid="0029bde7"/>
    </style:style>
    <style:style style:name="T27" style:family="text">
      <style:text-properties officeooo:rsid="002b0db7"/>
    </style:style>
    <style:style style:name="T28" style:family="text">
      <style:text-properties officeooo:rsid="002b5c59"/>
    </style:style>
    <style:style style:name="T29" style:family="text">
      <style:text-properties officeooo:rsid="002bc550"/>
    </style:style>
    <style:style style:name="T30" style:family="text">
      <style:text-properties officeooo:rsid="002dbd5f"/>
    </style:style>
    <style:style style:name="T31" style:family="text">
      <style:text-properties officeooo:rsid="002e132b"/>
    </style:style>
    <style:style style:name="T32" style:family="text">
      <style:text-properties officeooo:rsid="002e926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wendungsfallbeschreibung</text:p>
      <text:list xml:id="list4507733293040878474" text:style-name="L1">
        <text:list-item>
          <text:p text:style-name="P4">Pferd hinzufügen </text:p>
        </text:list-item>
        <text:list-item>
          <text:p text:style-name="P6"><text:span text:style-name="T1">Pferd löschen</text:span></text:p>
        </text:list-item>
        <text:list-item>
          <text:p text:style-name="P6"><text:span text:style-name="T1">Pferd bearbeiten</text:span></text:p>
        </text:list-item>
        <text:list-item>
          <text:p text:style-name="P7"><text:span text:style-name="T1">Pferd suchen</text:span></text:p>
        </text:list-item>
        <text:list-item>
          <text:p text:style-name="P7"><text:span text:style-name="T1">3 beliebtesten Pferde suchen</text:span></text:p>
          <text:list>
            <text:list-item>
              <text:p text:style-name="P7"><text:span text:style-name="T1">Preis erhöhen</text:span></text:p>
            </text:list-item>
          </text:list>
        </text:list-item>
        <text:list-item>
          <text:p text:style-name="P4">Rechnung erstellen</text:p>
        </text:list-item>
        <text:list-item>
          <text:p text:style-name="P5"><text:span text:style-name="T1">Rechnung auflisten</text:span></text:p>
          <text:list>
            <text:list-item>
              <text:p text:style-name="P5"><text:span text:style-name="T1">Einzelne Rechungen anzeigen</text:span></text:p>
            </text:list-item>
          </text:list>
          <text:p text:style-name="P57"/>
        </text:list-item>
      </text:list>
      <text:p text:style-name="P3">Pferd hinzufügen</text:p>
      <text:p text:style-name="P3"/>
      <text:list xml:id="list6550204691490627016" text:style-name="L5">
        <text:list-item>
          <text:p text:style-name="P8">Identification summary</text:p>
        </text:list-item>
      </text:list>
      <text:list xml:id="list4653296649651983944" text:style-name="L6">
        <text:list-item>
          <text:p text:style-name="P10">Titel: Pferd hinzufügen</text:p>
        </text:list-item>
        <text:list-item>
          <text:p text:style-name="P10">Scope: Service</text:p>
        </text:list-item>
        <text:list-item>
          <text:p text:style-name="P10">Level: User Goal</text:p>
        </text:list-item>
        <text:list-item>
          <text:p text:style-name="P10">Aktoren: Angestellter</text:p>
        </text:list-item>
        <text:list-item>
          <text:p text:style-name="P10">Kurzbeschreibung: Der Angestellte fügt ein neues Pferd in die Applikation hinzu.</text:p>
        </text:list-item>
      </text:list>
      <text:p text:style-name="P2"/>
      <text:list xml:id="list36677932" text:continue-list="list6550204691490627016" text:style-name="L5">
        <text:list-item>
          <text:p text:style-name="P8">Scenarios</text:p>
        </text:list-item>
      </text:list>
      <text:list xml:id="list7398980772342977154" text:style-name="L7">
        <text:list-item>
          <text:p text:style-name="P11">Vorbedingungen: -</text:p>
        </text:list-item>
        <text:list-item>
          <text:p text:style-name="P11">Hauptszenario: Zum Anlegen eines neuen Pferdes füllt der Anwender die nötigen Felder im Formular aus (). Im System wird dann ein neues Pferd mit den entsprechenden Attributen angelegt.</text:p>
        </text:list-item>
        <text:list-item>
          <text:p text:style-name="P11">Fehlersituationen: <text:span text:style-name="T1">Das Formular muss richtig ausgefüllt werden: Es dürfen weder unzulässige Zeichen verwendet (z.B. Buchstaben in ein Preisfeld) oder Pflichtfelder leer gelassen werden. </text:span><text:span text:style-name="T2">Wenn dies der Fall ist, erscheint eine Fehlermeldung und das Formular wird weiterhin angezeigt</text:span></text:p>
        </text:list-item>
        <text:list-item>
          <text:p text:style-name="P11">Alternativszenario: <text:span text:style-name="T2">Fehlermeldung bei unzulässiger Eingabe</text:span></text:p>
        </text:list-item>
        <text:list-item>
          <text:p text:style-name="P11">Nachbedingungen:<text:span text:style-name="T2"> Das neue Pferd ist abgespeichert, kann jetzt über neue Rechungen gebucht werden. Es kann aber auch bearbeitet oder gelöscht werden (andere Use Cases)</text:span></text:p>
        </text:list-item>
      </text:list>
      <text:p text:style-name="P2"/>
      <text:list xml:id="list36696960" text:continue-list="list36677932" text:style-name="L5">
        <text:list-item>
          <text:p text:style-name="P8">Non-functional Constraints</text:p>
          <text:p text:style-name="P9"><text:span text:style-name="T3">---</text:span></text:p>
        </text:list-item>
      </text:list>
      <text:p text:style-name="P54"/>
      <text:p text:style-name="P54"/>
      <text:p text:style-name="P55"><text:span text:style-name="T2">Pferd bearbeiten</text:span></text:p>
      <text:p text:style-name="P55"><text:span text:style-name="T2"/></text:p>
      <text:list xml:id="list7182234466270156954" text:style-name="L13">
        <text:list-item>
          <text:p text:style-name="P15">Identification summary</text:p>
        </text:list-item>
      </text:list>
      <text:list xml:id="list1616124720483666635" text:style-name="L11">
        <text:list-item>
          <text:p text:style-name="P12">Titel: <text:span text:style-name="T3">Pferd bearbeiten</text:span></text:p>
        </text:list-item>
        <text:list-item>
          <text:p text:style-name="P12"><text:soft-page-break/>Scope: <text:span text:style-name="T3">Service</text:span></text:p>
        </text:list-item>
        <text:list-item>
          <text:p text:style-name="P12">Level: <text:span text:style-name="T3">User Goal</text:span></text:p>
        </text:list-item>
        <text:list-item>
          <text:p text:style-name="P12">Aktoren: <text:span text:style-name="T3">Angestellter</text:span></text:p>
        </text:list-item>
        <text:list-item>
          <text:p text:style-name="P12">Kurzbeschreibung: <text:span text:style-name="T3">Die Attribute eines in der Applikation bestehenden Pferds werden bearbeitet.</text:span></text:p>
        </text:list-item>
      </text:list>
      <text:p text:style-name="P14"/>
      <text:list xml:id="list36682595" text:continue-list="list7182234466270156954" text:style-name="L13">
        <text:list-item>
          <text:p text:style-name="P15">Scenarios</text:p>
        </text:list-item>
      </text:list>
      <text:list xml:id="list6610601189327725973" text:style-name="L12">
        <text:list-item>
          <text:p text:style-name="P13">Vorbedingungen: <text:span text:style-name="T3">Das Pferd wurde in die Applikation hinzugefügt und erscheint </text:span><text:span text:style-name="T12">über eine Suche </text:span><text:span text:style-name="T3">in der Liste der buchbaren Pferde.</text:span></text:p>
        </text:list-item>
        <text:list-item>
          <text:p text:style-name="P13">Hauptszenario: <text:span text:style-name="T4">Der Anwender wählt in der Liste der buchbaren Pferde das Pferd, das er zu ändern wünscht aus und passt dessen Attribute im erscheinenden Formular nach Belieben an.</text:span></text:p>
        </text:list-item>
        <text:list-item>
          <text:p text:style-name="P13">Fehlersituationen: <text:s/><text:span text:style-name="T4">Es gelten dieselben Fehlerszenarien wie beim Einfügen, die Daten in den Formularfelder müssen zulässig sein.</text:span></text:p>
        </text:list-item>
        <text:list-item>
          <text:p text:style-name="P13">Alternativszenario: <text:span text:style-name="T4">Fehlermeldung bei unzulässiger Eingabe, dann wird das Formular wieder angezeigt.</text:span></text:p>
        </text:list-item>
        <text:list-item>
          <text:p text:style-name="P13">Nachbedingungen: <text:span text:style-name="T5">Das Pferd ist nun in der Applikation aktualisiert worden.</text:span></text:p>
        </text:list-item>
      </text:list>
      <text:p text:style-name="P14"/>
      <text:list xml:id="list36677020" text:continue-list="list36682595" text:style-name="L13">
        <text:list-item>
          <text:p text:style-name="P15">Non-functional Constraints</text:p>
          <text:p text:style-name="P16"><text:span text:style-name="T6">---</text:span></text:p>
        </text:list-item>
      </text:list>
      <text:p text:style-name="P14"/>
      <text:p text:style-name="P14"/>
      <text:p text:style-name="P56"><text:span text:style-name="T6">Pferd löschen</text:span></text:p>
      <text:p text:style-name="P56"><text:span text:style-name="T2"/></text:p>
      <text:list xml:id="list4967687138162819580" text:style-name="L16">
        <text:list-item>
          <text:p text:style-name="P20">Identification summary</text:p>
        </text:list-item>
      </text:list>
      <text:list xml:id="list1864547667359375179" text:style-name="L14">
        <text:list-item>
          <text:p text:style-name="P17">Titel: <text:span text:style-name="T7">Pferd löschen</text:span></text:p>
        </text:list-item>
        <text:list-item>
          <text:p text:style-name="P17">Scope: <text:span text:style-name="T7">Service</text:span></text:p>
        </text:list-item>
        <text:list-item>
          <text:p text:style-name="P17">Level: <text:span text:style-name="T7">User Goal</text:span></text:p>
        </text:list-item>
        <text:list-item>
          <text:p text:style-name="P17">Aktoren: <text:span text:style-name="T7">Angestellter</text:span></text:p>
        </text:list-item>
        <text:list-item>
          <text:p text:style-name="P17">Kurzbeschreibung: <text:span text:style-name="T7">Ein Pferd, das in der Liste der buchbaren Pferde erscheint, wird ausgewählt und gelöscht.</text:span></text:p>
        </text:list-item>
      </text:list>
      <text:p text:style-name="P19"/>
      <text:list xml:id="list36683267" text:continue-list="list4967687138162819580" text:style-name="L16">
        <text:list-item>
          <text:p text:style-name="P20">Scenarios</text:p>
        </text:list-item>
      </text:list>
      <text:list xml:id="list3591836491259296865" text:style-name="L15">
        <text:list-item>
          <text:p text:style-name="P18">Vorbedingungen: <text:span text:style-name="T7">Um es löschen zu können, muss ein Pferd zuerst in die Applikation hinzugefügt werden, </text:span><text:span text:style-name="T11">um ausgewählt zu werden</text:span><text:span text:style-name="T7">. </text:span><text:span text:style-name="T11">Das Pferd wurde mittels Suche gefunden.</text:span></text:p>
        </text:list-item>
        <text:list-item>
          <text:p text:style-name="P18">Hauptszenario: <text:span text:style-name="T7">Das Pferd wird in der Liste ausgewählt und mittels Tastendruck auf einen „Löschen“-Button aus der Liste entfernt.</text:span></text:p>
        </text:list-item>
        <text:list-item>
          <text:p text:style-name="P18">Fehlersituationen: <text:span text:style-name="T7">---</text:span></text:p>
        </text:list-item>
        <text:list-item>
          <text:p text:style-name="P18">Alternativszenario: <text:span text:style-name="T7">---</text:span></text:p>
        </text:list-item>
        <text:list-item>
          <text:p text:style-name="P18">Nachbedingungen: <text:span text:style-name="T7">Das Pferd wurde aus der Liste entfernt, kann also nicht mehr gebucht und zu Rechnungen hinzugefügt werden. Allerdings erscheint es noch auf alten Rechnungen, die es beinhalten.</text:span></text:p>
        </text:list-item>
      </text:list>
      <text:p text:style-name="P19"/>
      <text:list xml:id="list36690313" text:continue-list="list36683267" text:style-name="L16">
        <text:list-item>
          <text:p text:style-name="P20"><text:soft-page-break/>Non-functional Constraints</text:p>
          <text:p text:style-name="P21"><text:span text:style-name="T7">---</text:span></text:p>
        </text:list-item>
      </text:list>
      <text:p text:style-name="P22"><text:span text:style-name="T7"/></text:p>
      <text:p text:style-name="P22"><text:span text:style-name="T7"/></text:p>
      <text:p text:style-name="P58"><text:span text:style-name="T8">Pferd suchen</text:span></text:p>
      <text:p text:style-name="P58"><text:span text:style-name="T2"/></text:p>
      <text:list xml:id="list1163832478014351128" text:style-name="L19">
        <text:list-item>
          <text:p text:style-name="P26">Identification summary</text:p>
        </text:list-item>
      </text:list>
      <text:list xml:id="list447693073590430606" text:style-name="L17">
        <text:list-item>
          <text:p text:style-name="P23">Titel: <text:span text:style-name="T9">Pferd suchen</text:span></text:p>
        </text:list-item>
        <text:list-item>
          <text:p text:style-name="P23">Scope: <text:span text:style-name="T9">Service</text:span></text:p>
        </text:list-item>
        <text:list-item>
          <text:p text:style-name="P23">Level: <text:span text:style-name="T9">User Goal</text:span></text:p>
        </text:list-item>
        <text:list-item>
          <text:p text:style-name="P23">Aktoren: <text:span text:style-name="T9">Mitarbeiter</text:span></text:p>
        </text:list-item>
        <text:list-item>
          <text:p text:style-name="P23">Kurzbeschreibung: <text:span text:style-name="T9">Es wird eine Funktion zur Suche von Pferden gewährleistet. Zu Beginn wird eine Liste aller Pferde dargestellt, die dann nach Auswahl verschiedener Attribute und Parameter eingeschränkt wird.</text:span></text:p>
        </text:list-item>
      </text:list>
      <text:p text:style-name="P25"/>
      <text:list xml:id="list36690683" text:continue-list="list1163832478014351128" text:style-name="L19">
        <text:list-item>
          <text:p text:style-name="P26">Scenarios</text:p>
        </text:list-item>
      </text:list>
      <text:list xml:id="list3408465135091829616" text:style-name="L18">
        <text:list-item>
          <text:p text:style-name="P24">Vorbedingungen: <text:span text:style-name="T10">Es sind genügend Pferde in der Applikation eingefügt, sonst ist die Suche überflüssig.</text:span></text:p>
        </text:list-item>
        <text:list-item>
          <text:p text:style-name="P24">Hauptszenario: <text:span text:style-name="T13">Der User sieht zunächst eine Liste aller verfügbaren Pferde. Dann kann er über Parameter im selben Fenster die Liste einschränken, z.B. kann er nur Pferde einer bestimmten Therapieart anzeigen lassen. Nachdem er seine gewünschten Einstellungen vorgenommen hat, kann er die Ansicht aktualisieren und sieht nun eine Ergebnisliste an Pferden, die seinen Wünschen entsprechen.</text:span></text:p>
        </text:list-item>
        <text:list-item>
          <text:p text:style-name="P24">Fehlersituationen: <text:span text:style-name="T13">---</text:span></text:p>
        </text:list-item>
        <text:list-item>
          <text:p text:style-name="P24">Alternativszenario: <text:span text:style-name="T13">Es kann eine leere Liste erscheinen, weil kein gespeichertes Pferd den Suchanforderungen entspricht.</text:span></text:p>
        </text:list-item>
        <text:list-item>
          <text:p text:style-name="P24">Nachbedingungen: <text:span text:style-name="T13">Über die Suchfunktion kann der User leichter an das Pferd kommen, das seinen Wünschen am ehesten entspricht und es nun schneller bearbeiten, buchen oder löschen </text:span><text:span text:style-name="T14">(andere Use Cases)</text:span><text:span text:style-name="T13">.</text:span></text:p>
        </text:list-item>
      </text:list>
      <text:p text:style-name="P25"/>
      <text:list xml:id="list36672534" text:continue-list="list36690683" text:style-name="L19">
        <text:list-item>
          <text:p text:style-name="P26">Non-functional Constraints</text:p>
          <text:p text:style-name="P27"><text:span text:style-name="T14">---</text:span></text:p>
        </text:list-item>
      </text:list>
      <text:p text:style-name="P25"/>
      <text:p text:style-name="P25"/>
      <text:p text:style-name="P59"><text:span text:style-name="T14">3 beliebtesten Pferde suchen</text:span></text:p>
      <text:p text:style-name="P59"><text:span text:style-name="T2"/></text:p>
      <text:list xml:id="list6372194904797583108" text:style-name="L22">
        <text:list-item>
          <text:p text:style-name="P31">Identification summary</text:p>
        </text:list-item>
      </text:list>
      <text:list xml:id="list3117251654527141828" text:style-name="L20">
        <text:list-item>
          <text:p text:style-name="P28">Titel: <text:span text:style-name="T14">3 beliebtesten Pferde</text:span></text:p>
        </text:list-item>
        <text:list-item>
          <text:p text:style-name="P28">Scope: <text:span text:style-name="T14">Service</text:span></text:p>
        </text:list-item>
        <text:list-item>
          <text:p text:style-name="P28">Level: <text:span text:style-name="T14">User Goal</text:span></text:p>
        </text:list-item>
        <text:list-item>
          <text:p text:style-name="P28">Aktoren: <text:span text:style-name="T14">Mitarbeiter</text:span></text:p>
        </text:list-item>
        <text:list-item>
          <text:p text:style-name="P28">Kurzbeschreibung: <text:span text:style-name="T14">Diese Funktion zeigt die drei meistgebuchten Pferde an.</text:span></text:p>
        </text:list-item>
      </text:list>
      <text:p text:style-name="P30"/>
      <text:list xml:id="list36684837" text:continue-list="list6372194904797583108" text:style-name="L22">
        <text:list-item>
          <text:p text:style-name="P31"><text:soft-page-break/>Scenarios</text:p>
        </text:list-item>
      </text:list>
      <text:list xml:id="list6489487122835223538" text:style-name="L21">
        <text:list-item>
          <text:p text:style-name="P29">Vorbedingungen: <text:span text:style-name="T15">Es müssen zumindest drei Pferde in der Applikation verfügbar sein.</text:span></text:p>
        </text:list-item>
        <text:list-item>
          <text:p text:style-name="P29">Hauptszenario: <text:span text:style-name="T15">Es wird auf die Option gedrückt, die drei beliebtesten Pferde anzuzeigen. Diese werden dann angezeigt.</text:span> </text:p>
        </text:list-item>
        <text:list-item>
          <text:p text:style-name="P29">Fehlersituationen: <text:span text:style-name="T15">---</text:span></text:p>
        </text:list-item>
        <text:list-item>
          <text:p text:style-name="P29">Alternativszenario: <text:span text:style-name="T15">---</text:span></text:p>
        </text:list-item>
        <text:list-item>
          <text:p text:style-name="P29">Nachbedingungen: <text:span text:style-name="T14">Es werden die 3 beliebtesten Pferde angezeigt und nun kann deren Preis erhöht werden (anderer Use Case).</text:span></text:p>
        </text:list-item>
      </text:list>
      <text:p text:style-name="P30"/>
      <text:list xml:id="list36677332" text:continue-list="list36684837" text:style-name="L22">
        <text:list-item>
          <text:p text:style-name="P31">Non-functional Constraints</text:p>
          <text:p text:style-name="P32"><text:span text:style-name="T15">---</text:span></text:p>
        </text:list-item>
      </text:list>
      <text:p text:style-name="P30"/>
      <text:p text:style-name="P30"/>
      <text:p text:style-name="P60"><text:span text:style-name="T16">Preis erhöhen</text:span></text:p>
      <text:p text:style-name="P60"><text:span text:style-name="T2"/></text:p>
      <text:list xml:id="list7853017410174665348" text:style-name="L25">
        <text:list-item>
          <text:p text:style-name="P36">Identification summary</text:p>
        </text:list-item>
      </text:list>
      <text:list xml:id="list344561781642098890" text:style-name="L23">
        <text:list-item>
          <text:p text:style-name="P33">Titel: <text:span text:style-name="T17">Preis erhöhen</text:span></text:p>
        </text:list-item>
        <text:list-item>
          <text:p text:style-name="P33">Scope: <text:span text:style-name="T18">Service</text:span></text:p>
        </text:list-item>
        <text:list-item>
          <text:p text:style-name="P33">Level: <text:span text:style-name="T18">User Goal</text:span></text:p>
        </text:list-item>
        <text:list-item>
          <text:p text:style-name="P33">Aktoren: <text:span text:style-name="T18">Mitarbeiter</text:span></text:p>
        </text:list-item>
        <text:list-item>
          <text:p text:style-name="P33">Kurzbeschreibung: <text:span text:style-name="T18">Der stündliche Preis der drei beliebtesten Pferde wird um 5% angehoben.</text:span></text:p>
        </text:list-item>
      </text:list>
      <text:p text:style-name="P35"/>
      <text:list xml:id="list36689772" text:continue-list="list7853017410174665348" text:style-name="L25">
        <text:list-item>
          <text:p text:style-name="P36">Scenarios</text:p>
        </text:list-item>
      </text:list>
      <text:list xml:id="list2638348414725769798" text:style-name="L24">
        <text:list-item>
          <text:p text:style-name="P34">Vorbedingungen: <text:span text:style-name="T19">Es wurde der Use Case „3 beliebteste Pferde suchen“ ausgeführt und nun werden jene aufgelistet.</text:span></text:p>
        </text:list-item>
        <text:list-item>
          <text:p text:style-name="P34">Hauptszenario: <text:span text:style-name="T19">Über einen Klick auf einen Button kann in der Anzeige der drei beliebtesten Pferde deren Preis angehoben werden. Die stündliche Gebühr erhöht sich dann um 5%.</text:span></text:p>
        </text:list-item>
        <text:list-item>
          <text:p text:style-name="P34">Fehlersituationen: <text:span text:style-name="T20">---</text:span></text:p>
        </text:list-item>
        <text:list-item>
          <text:p text:style-name="P34">Alternativszenario: <text:span text:style-name="T20">---</text:span></text:p>
        </text:list-item>
        <text:list-item>
          <text:p text:style-name="P34">Nachbedingungen: <text:span text:style-name="T20">Der Preis wurde um 5% erhöht.</text:span></text:p>
        </text:list-item>
      </text:list>
      <text:p text:style-name="P35"/>
      <text:list xml:id="list36694068" text:continue-list="list36689772" text:style-name="L25">
        <text:list-item>
          <text:p text:style-name="P36">Non-functional Constraints</text:p>
          <text:p text:style-name="P37"><text:span text:style-name="T21">---</text:span></text:p>
        </text:list-item>
      </text:list>
      <text:p text:style-name="P35"/>
      <text:p text:style-name="P35"/>
      <text:p text:style-name="P61"><text:span text:style-name="T22">Rechnung erstellen</text:span></text:p>
      <text:p text:style-name="P61"><text:span text:style-name="T2"/></text:p>
      <text:list xml:id="list5242637046059507176" text:style-name="L28">
        <text:list-item>
          <text:p text:style-name="P41">Identification summary</text:p>
        </text:list-item>
      </text:list>
      <text:list xml:id="list2956514128511305492" text:style-name="L26">
        <text:list-item>
          <text:p text:style-name="P38">Titel: <text:span text:style-name="T23">Rechnung erstellen</text:span></text:p>
        </text:list-item>
        <text:list-item>
          <text:p text:style-name="P38">Scope: <text:span text:style-name="T23">Service</text:span></text:p>
        </text:list-item>
        <text:list-item>
          <text:p text:style-name="P38"><text:soft-page-break/>Level: <text:span text:style-name="T23">User Goal</text:span></text:p>
        </text:list-item>
        <text:list-item>
          <text:p text:style-name="P38">Aktoren: <text:span text:style-name="T23">Mitarbeiter</text:span></text:p>
        </text:list-item>
        <text:list-item>
          <text:p text:style-name="P38">Kurzbeschreibung: <text:span text:style-name="T23">Der Mitarbeiter erstellt eine neue Rechnung indem er die gewünschten Pferde auswählt und die jeweils gebuchten Stunden einträgt.</text:span></text:p>
        </text:list-item>
      </text:list>
      <text:p text:style-name="P40"/>
      <text:list xml:id="list36669664" text:continue-list="list5242637046059507176" text:style-name="L28">
        <text:list-item>
          <text:p text:style-name="P41">Scenarios</text:p>
        </text:list-item>
      </text:list>
      <text:list xml:id="list8404912206146851857" text:style-name="L27">
        <text:list-item>
          <text:p text:style-name="P39">Vorbedingungen: <text:span text:style-name="T24">Es müssen Pferde in der Applikation verfügbar sein, um Rechnungen erstellen zu können.</text:span></text:p>
        </text:list-item>
        <text:list-item>
          <text:p text:style-name="P39">Hauptszenario: <text:span text:style-name="T24">Der User wählt ein Pferd aus und kann dann auf „Zur Rechnung hinzufügen“ klicken. Ein Fenster erscheint, wo er die gewünschten Stunden spezifiziert. Danach erscheint das Pferd mit den gebuchten Stunden und dem Gesamtpreis in der Rechnung.</text:span></text:p>
        </text:list-item>
        <text:list-item>
          <text:p text:style-name="P39">Fehlersituationen: <text:span text:style-name="T25">Die Eingabe der gewünschten Stunden muss ein gültiger Wert sein, sonst erscheint eine Fehlermeldung und es muss erneut eingegeben werden.</text:span></text:p>
        </text:list-item>
        <text:list-item>
          <text:p text:style-name="P39">Alternativszenario: <text:span text:style-name="T25">---</text:span></text:p>
        </text:list-item>
        <text:list-item>
          <text:p text:style-name="P39">Nachbedingungen: <text:span text:style-name="T25">Die Rechnung wird permanent in die Applikation eingespeichert, sie kann nicht mehr gelöscht bzw. bearbeitet werden.</text:span></text:p>
        </text:list-item>
      </text:list>
      <text:p text:style-name="P40"/>
      <text:list xml:id="list36683205" text:continue-list="list36669664" text:style-name="L28">
        <text:list-item>
          <text:p text:style-name="P41">Non-functional Constraints</text:p>
          <text:p text:style-name="P42"><text:span text:style-name="T25">---</text:span></text:p>
        </text:list-item>
      </text:list>
      <text:p text:style-name="P43"><text:span text:style-name="T25"/></text:p>
      <text:p text:style-name="P43"><text:span text:style-name="T25"/></text:p>
      <text:p text:style-name="P62"><text:span text:style-name="T25">Rechnungen auflisten</text:span></text:p>
      <text:p text:style-name="P62"><text:span text:style-name="T2"/></text:p>
      <text:list xml:id="list4502827973016496770" text:style-name="L31">
        <text:list-item>
          <text:p text:style-name="P46">Identification summary</text:p>
        </text:list-item>
      </text:list>
      <text:list xml:id="list1287060454407679370" text:style-name="L29">
        <text:list-item>
          <text:p text:style-name="P44">Titel: <text:span text:style-name="T25">Rechnungen auflisten</text:span></text:p>
        </text:list-item>
        <text:list-item>
          <text:p text:style-name="P44">Scope: <text:span text:style-name="T25">Service</text:span></text:p>
        </text:list-item>
        <text:list-item>
          <text:p text:style-name="P44">Level: <text:span text:style-name="T25">User Goal</text:span></text:p>
        </text:list-item>
        <text:list-item>
          <text:p text:style-name="P44">Aktoren: <text:span text:style-name="T25">Mitarbeiter</text:span></text:p>
        </text:list-item>
        <text:list-item>
          <text:p text:style-name="P44">Kurzbeschreibung: <text:span text:style-name="T25">Es werden alle </text:span><text:span text:style-name="T26">in der Applikation gespeicherten</text:span><text:span text:style-name="T25"> Rechnungen aufgelistet.</text:span></text:p>
        </text:list-item>
      </text:list>
      <text:p text:style-name="P43"/>
      <text:list xml:id="list36694676" text:continue-list="list4502827973016496770" text:style-name="L31">
        <text:list-item>
          <text:p text:style-name="P46">Scenarios</text:p>
        </text:list-item>
      </text:list>
      <text:list xml:id="list3638299430767987346" text:style-name="L30">
        <text:list-item>
          <text:p text:style-name="P45">Vorbedingungen: <text:span text:style-name="T27">---</text:span> </text:p>
        </text:list-item>
        <text:list-item>
          <text:p text:style-name="P45">Hauptszenario: <text:span text:style-name="T27">Es werden alle in der Applikation gespeicherten Rechnungen aufgelistet.</text:span></text:p>
        </text:list-item>
        <text:list-item>
          <text:p text:style-name="P45">Fehlersituationen: <text:span text:style-name="T27">Es wird nichts aufgelistet, wenn keine Rechnungen vorhanden sind.</text:span></text:p>
        </text:list-item>
        <text:list-item>
          <text:p text:style-name="P45">Alternativszenario: <text:span text:style-name="T27">---</text:span></text:p>
        </text:list-item>
        <text:list-item>
          <text:p text:style-name="P45">Nachbedingungen: <text:span text:style-name="T27">Jetzt kann eine bestimmte Rechnung ausgewählt werden um mehr Informationen darüber zu erhalten.</text:span></text:p>
        </text:list-item>
      </text:list>
      <text:p text:style-name="P43"/>
      <text:list xml:id="list36671780" text:continue-list="list36694676" text:style-name="L31">
        <text:list-item>
          <text:p text:style-name="P46"><text:span text:style-name="T25">Non-functional Constraints</text:span></text:p>
          <text:p text:style-name="P47"><text:soft-page-break/><text:span text:style-name="T28">---</text:span></text:p>
        </text:list-item>
      </text:list>
      <text:p text:style-name="P48"><text:span text:style-name="T28"/></text:p>
      <text:p text:style-name="P48"><text:span text:style-name="T28"/></text:p>
      <text:p text:style-name="P63"><text:span text:style-name="T29">Einzelne Rechnung anzeigen</text:span></text:p>
      <text:p text:style-name="P63"><text:span text:style-name="T2"/></text:p>
      <text:list xml:id="list8185686151600023770" text:style-name="L34">
        <text:list-item>
          <text:p text:style-name="P52">Identification summary</text:p>
        </text:list-item>
      </text:list>
      <text:list xml:id="list1009740555780672138" text:style-name="L32">
        <text:list-item>
          <text:p text:style-name="P49">Titel: <text:span text:style-name="T29">Einzelne Rechnung anzeigen</text:span></text:p>
        </text:list-item>
        <text:list-item>
          <text:p text:style-name="P49">Scope: <text:span text:style-name="T29">Service</text:span></text:p>
        </text:list-item>
        <text:list-item>
          <text:p text:style-name="P49">Level: <text:span text:style-name="T29">User Goal</text:span></text:p>
        </text:list-item>
        <text:list-item>
          <text:p text:style-name="P49">Aktoren: <text:span text:style-name="T29">Mitarbeiter</text:span></text:p>
        </text:list-item>
        <text:list-item>
          <text:p text:style-name="P49">Kurzbeschreibung: <text:span text:style-name="T29">Aus der Auflistung aller Rechnungen werden einzelne zur Detaildarstellung ausgewählt.</text:span></text:p>
        </text:list-item>
      </text:list>
      <text:p text:style-name="P51"/>
      <text:list xml:id="list36677692" text:continue-list="list8185686151600023770" text:style-name="L34">
        <text:list-item>
          <text:p text:style-name="P52">Scenarios</text:p>
        </text:list-item>
      </text:list>
      <text:list xml:id="list8298200853370721730" text:style-name="L33">
        <text:list-item>
          <text:p text:style-name="P50">Vorbedingungen: <text:span text:style-name="T30">Es wurde der Use Case „Rechnungen auflisten“ durchgeführt und nun liegt eine Liste aller in der Applikation gespeicherten Rechnungen vor.</text:span></text:p>
        </text:list-item>
        <text:list-item>
          <text:p text:style-name="P50">Hauptszenario: <text:span text:style-name="T31">Eine Rechnung aus der Liste wird ausgewählt und es wird auf „Details anzeigen“ geklickt. Es erscheint ein neues Fenster mit weiteren Informationen zur Rechnung (welche Pferde gebucht wurden, wieviele Stunden,...)</text:span></text:p>
        </text:list-item>
        <text:list-item>
          <text:p text:style-name="P50">Fehlersituationen: <text:span text:style-name="T31">---</text:span></text:p>
        </text:list-item>
        <text:list-item>
          <text:p text:style-name="P50">Alternativszenario: <text:span text:style-name="T31">---</text:span></text:p>
        </text:list-item>
        <text:list-item>
          <text:p text:style-name="P50">Nachbedingungen: <text:span text:style-name="T31">---</text:span></text:p>
        </text:list-item>
      </text:list>
      <text:p text:style-name="P51"/>
      <text:list xml:id="list36687253" text:continue-list="list36677692" text:style-name="L34">
        <text:list-item>
          <text:p text:style-name="P52"><text:span text:style-name="T28">Non-functional Constraints</text:span></text:p>
          <text:p text:style-name="P53"><text:span text:style-name="T3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9T12:15:44.66</meta:creation-date>
    <dc:date>2013-03-20T16:53:56.42</dc:date>
    <meta:editing-duration>PT2H8S</meta:editing-duration>
    <meta:editing-cycles>39</meta:editing-cycles>
    <meta:generator>LibreOffice/4.0.1.2$Windows_x86 LibreOffice_project/84102822e3d61eb989ddd325abf1ac077904985</meta:generator>
    <meta:document-statistic meta:table-count="0" meta:image-count="0" meta:object-count="0" meta:page-count="6" meta:paragraph-count="146" meta:word-count="1101" meta:character-count="7553" meta:non-whitespace-character-count="6720"/>
  </office:meta>
</office:document-meta>
</file>